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officeooo:paragraph-rsid="00379720"/>
    </style:style>
    <style:style style:name="P22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Times New Roman" fo:font-size="12pt" fo:language="es" fo:country="VE" officeooo:rsid="003389d4" officeooo:paragraph-rsid="003389d4" style:font-name-asian="Courier New1" style:font-size-asian="12pt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362421" officeooo:paragraph-rsid="00362421" style:font-name-asian="Courier New1" style:font-size-asian="12pt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27" style:family="paragraph" style:parent-style-name="Standard">
      <style:paragraph-properties fo:text-align="start" style:justify-single-word="false" style:writing-mode="lr-tb"/>
      <style:text-properties officeooo:rsid="00362421" officeooo:paragraph-rsid="00362421"/>
    </style:style>
    <style:style style:name="P2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3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3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32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33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34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37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39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40" style:family="paragraph" style:parent-style-name="Standard">
      <style:paragraph-properties fo:text-align="start" style:justify-single-word="false" style:writing-mode="lr-tb"/>
      <style:text-properties fo:color="#c9211e" style:font-name="Times New Roman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79720" officeooo:paragraph-rsid="00379720" style:font-name-asian="Courier New1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44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45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44pt" fo:language="es" fo:country="VE" fo:font-weight="normal" officeooo:rsid="003d713e" officeooo:paragraph-rsid="003d713e" style:font-name-asian="Courier New1" style:font-size-asian="44pt" style:font-weight-asian="normal" style:font-size-complex="44pt" style:font-weight-complex="normal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8" style:family="text">
      <style:text-properties fo:color="#9cdcfe"/>
    </style:style>
    <style:style style:name="T19" style:family="text">
      <style:text-properties fo:color="#9cdcfe" style:text-underline-style="none"/>
    </style:style>
    <style:style style:name="T20" style:family="text">
      <style:text-properties officeooo:rsid="00133933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background-color="transparent" loext:char-shading-value="0"/>
    </style:style>
    <style:style style:name="T23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4" style:family="text">
      <style:text-properties fo:font-weight="bold" officeooo:rsid="001b1cc2" style:font-weight-asian="bold" style:font-weight-complex="bold"/>
    </style:style>
    <style:style style:name="T25" style:family="text">
      <style:text-properties fo:font-weight="bold" officeooo:rsid="001d21fc" style:font-weight-asian="bold" style:font-weight-complex="bold"/>
    </style:style>
    <style:style style:name="T26" style:family="text">
      <style:text-properties officeooo:rsid="0017a2a9"/>
    </style:style>
    <style:style style:name="T27" style:family="text">
      <style:text-properties officeooo:rsid="001815e3"/>
    </style:style>
    <style:style style:name="T28" style:family="text">
      <style:text-properties officeooo:rsid="001b1cc2"/>
    </style:style>
    <style:style style:name="T29" style:family="text">
      <style:text-properties officeooo:rsid="001b9f48"/>
    </style:style>
    <style:style style:name="T30" style:family="text">
      <style:text-properties officeooo:rsid="001d1bd5"/>
    </style:style>
    <style:style style:name="T31" style:family="text">
      <style:text-properties officeooo:rsid="001d21fc"/>
    </style:style>
    <style:style style:name="T32" style:family="text">
      <style:text-properties officeooo:rsid="0021f091"/>
    </style:style>
    <style:style style:name="T33" style:family="text">
      <style:text-properties fo:color="#355269" fo:font-weight="bold" style:font-weight-asian="bold" style:font-weight-complex="bold"/>
    </style:style>
    <style:style style:name="T34" style:family="text">
      <style:text-properties fo:color="#355269" fo:font-weight="bold" officeooo:rsid="002d9247" style:font-weight-asian="bold" style:font-weight-complex="bold"/>
    </style:style>
    <style:style style:name="T35" style:family="text">
      <style:text-properties officeooo:rsid="002caffc"/>
    </style:style>
    <style:style style:name="T36" style:family="text">
      <style:text-properties officeooo:rsid="002d9247"/>
    </style:style>
    <style:style style:name="T37" style:family="text">
      <style:text-properties style:font-name="Times New Roman" fo:font-size="12pt" fo:language="es" fo:country="VE" style:font-name-asian="Courier New1" style:font-size-asian="12pt"/>
    </style:style>
    <style:style style:name="T38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39" style:family="text">
      <style:text-properties style:font-name="Times New Roman" fo:font-size="12pt" fo:language="es" fo:country="VE" officeooo:rsid="003593dd" style:font-name-asian="Courier New1" style:font-size-asian="12pt"/>
    </style:style>
    <style:style style:name="T40" style:family="text">
      <style:text-properties style:font-name="Times New Roman"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41" style:family="text">
      <style:text-properties fo:color="#c9211e"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2" style:family="text">
      <style:text-properties fo:color="#000000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3" style:family="text">
      <style:text-properties fo:color="#000000"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4" style:family="text">
      <style:text-properties officeooo:rsid="003a3594"/>
    </style:style>
    <style:style style:name="T45" style:family="text">
      <style:text-properties fo:font-size="12pt" officeooo:rsid="003a3594" style:font-size-asian="10.5pt" style:font-size-complex="12pt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8pt" officeooo:rsid="003a3594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7">const notes = require("./data/notes");</text:span></text:p>
      <text:p text:style-name="P18"><text:s text:c="11"/></text:p>
      <text:p text:style-name="P19"><text:tab/>app.get("/api/notes", (req, res) =&gt; {</text:p>
      <text:p text:style-name="P28"><text:tab/><text:tab/>res.json(notes);</text:p>
      <text:p text:style-name="P28"><text:s text:c="11"/>});</text:p>
      <text:p text:style-name="P28"/>
      <text:p text:style-name="P29">Quedé en el minuto 10:00</text:p>
      <text:p text:style-name="P29"/>
      <text:p text:style-name="P29">*<text:span text:style-name="T20">10:50 Deatil Api View</text:span></text:p>
      <text:p text:style-name="P33"/>
      <text:p text:style-name="P31"><text:span text:style-name="T21">req.params</text:span><text:span text:style-name="T22"> </text:span><text:span text:style-name="T23">Nos va a dar todos los parametros que están en nuestra id</text:span></text:p>
      <text:p text:style-name="P33"/>
      <text:p text:style-name="P36"><text:span text:style-name="T13">app</text:span><text:span text:style-name="T21">.</text:span><text:span text:style-name="T15">get</text:span><text:span text:style-name="T21">(</text:span><text:span text:style-name="T16">"/api/notes/:id"</text:span><text:span text:style-name="T21">, (</text:span><text:span text:style-name="T19">req</text:span><text:span text:style-name="T21">, </text:span><text:span text:style-name="T19">res</text:span><text:span text:style-name="T21">) </text:span><text:span text:style-name="T11">=&gt;</text:span><text:span text:style-name="T21"> {</text:span></text:p>
      <text:p text:style-name="P35"><text:span text:style-name="T10">const</text:span> <text:span text:style-name="T12">note</text:span> = <text:span text:style-name="T12">notes</text:span>.<text:span text:style-name="T14">find</text:span>((<text:span text:style-name="T18">n</text:span>) <text:span text:style-name="T10">=&gt;</text:span> <text:span text:style-name="T18">n</text:span>.<text:span text:style-name="T18">_id</text:span> === <text:span text:style-name="T18">req</text:span>.<text:span text:style-name="T18">params</text:span>.<text:span text:style-name="T18">id</text:span>);</text:p>
      <text:p text:style-name="P35"><text:span text:style-name="T18">console</text:span>.<text:span text:style-name="T14">log</text:span>(<text:span text:style-name="T18">req</text:span>.<text:span text:style-name="T18">params</text:span>);</text:p>
      <text:p text:style-name="P35">});</text:p>
      <text:p text:style-name="P35"/>
      <text:p text:style-name="P35"/>
      <text:p text:style-name="P35"/>
      <text:p text:style-name="P32">* <text:span text:style-name="T26">13:50 → </text:span>.<text:span text:style-name="T26">env file (Explicación) </text:span><text:span text:style-name="T27">Secrete information about our aplication</text:span></text:p>
      <text:p text:style-name="P33"/>
      <text:p text:style-name="P19">* <text:span text:style-name="T28">14: 32 → Hay que instalar </text:span><text:span text:style-name="T24">npm i dotenv</text:span></text:p>
      <text:p text:style-name="P5"/>
      <text:p text:style-name="P5">* Edit<text:span text:style-name="T29"> . PORT = 5000</text:span></text:p>
      <text:p text:style-name="P5"/>
      <text:p text:style-name="P5"/>
      <text:p text:style-name="P7">Qued<text:span text:style-name="T30">é</text:span> 15:02 <text:s/><text:span text:style-name="T25">Instalación de nodemon</text:span></text:p>
      <text:p text:style-name="P6"/>
      <text:p text:style-name="P6"><text:span text:style-name="T31">Para Guardar cambios autom</text:span><text:span text:style-name="T32">á</text:span><text:span text:style-name="T31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3">.GIT </text:span>DEL FRONTEND POR QUE TENÍA CONFLICTOS CON EL <text:span text:style-name="T33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3">.gitignore</text:span> que tienes en sr<text:span text:style-name="T35">c</text:span> debes pasarlo al directorio principal <text:span text:style-name="T36">al lado de</text:span><text:span text:style-name="T34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34"/>
      <text:p text:style-name="P28"># dependencies</text:p>
      <text:p text:style-name="P37">/node_modules</text:p>
      <text:p text:style-name="P37">node_modules/</text:p>
      <text:p text:style-name="P37">frontend/node_modules/</text:p>
      <text:p text:style-name="P28">/.pnp</text:p>
      <text:p text:style-name="P28">.pnp.js</text:p>
      <text:p text:style-name="P34"/>
      <text:p text:style-name="P28"># testing</text:p>
      <text:p text:style-name="P28">/coverage</text:p>
      <text:p text:style-name="P34"/>
      <text:p text:style-name="P28"># production</text:p>
      <text:p text:style-name="P28">/build</text:p>
      <text:p text:style-name="P34"/>
      <text:p text:style-name="P28"># misc</text:p>
      <text:p text:style-name="P28">.DS_Store</text:p>
      <text:p text:style-name="P37">.env</text:p>
      <text:p text:style-name="P28">.env.local</text:p>
      <text:p text:style-name="P28">.env.development.local</text:p>
      <text:p text:style-name="P28">.env.test.local</text:p>
      <text:p text:style-name="P28">.env.production.local</text:p>
      <text:p text:style-name="P34"/>
      <text:p text:style-name="P28">npm-debug.log*</text:p>
      <text:p text:style-name="P28">yarn-debug.log*</text:p>
      <text:p text:style-name="P28">yarn-error.log*</text:p>
      <text:p text:style-name="P28"/>
      <text:p text:style-name="P30">* Hacer git init en el <text:span text:style-name="T33">root directory</text:span></text:p>
      <text:p text:style-name="P38"/>
      <text:p text:style-name="P38"/>
      <text:p text:style-name="P38"/>
      <text:p text:style-name="P38"/>
      <text:p text:style-name="P38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22"><text:span text:style-name="T8">VIDEO </text:span><text:span text:style-name="T9">7</text:span><text:span text:style-name="T8"> <text:s/></text:span><text:span text:style-name="T38">REACT ROUTER</text:span></text:p>
      <text:p text:style-name="P23"/>
      <text:p text:style-name="P26"><text:span text:style-name="T38">Q</text:span><text:span text:style-name="T37">uedé 1</text:span><text:span text:style-name="T39">7</text:span><text:span text:style-name="T37"> : </text:span><text:span text:style-name="T39">3</text:span><text:span text:style-name="T37">5</text:span></text:p>
      <text:p text:style-name="P24"/>
      <text:p text:style-name="P24"/>
      <text:p text:style-name="P25">VIDEO 8 CONNECTING BACKEND WITH FRONTEND</text:p>
      <text:p text:style-name="P25"/>
      <text:p text:style-name="P27"><text:span text:style-name="T37"><text:tab/>Al principio no podía por que faltaba la carpeta de notes que estaba en frontend y la necesitaba en backend , el no me lo recordó o debe ser que no la llamé apropiadamente desde el frontend.</text:span><text:span text:style-name="T41"> REVISA ESO </text:span></text:p>
      <text:p text:style-name="P40"/>
      <text:p text:style-name="P21"><text:span text:style-name="T40">11:00 → Utiliza</text:span><text:span text:style-name="T43"> </text:span><text:span text:style-name="T42">"concurrently" </text:span><text:span text:style-name="T43">para correr todo al mismo timpo (back and frontend)</text:span></text:p>
      <text:p text:style-name="P41"/>
      <text:p text:style-name="P41"/>
      <text:p text:style-name="P43">npm run dev <text:s/><text:span text:style-name="T47">(Para correr Ambos)</text:span></text:p>
      <text:p text:style-name="P43"><text:span text:style-name="T47"/></text:p>
      <text:p text:style-name="P44"><text:span text:style-name="T46">5:00</text:span><text:span text:style-name="T47"> V</text:span><text:span text:style-name="T46">IDEO 9 </text:span></text:p>
      <text:p text:style-name="P44"><text:span text:style-name="T46"/></text:p>
      <text:p text:style-name="P45"><text:span text:style-name="T46">No se si sirve , puse mydb (que ya tiene una tabla o collection posts) como data base, hay que probar, o tal vez necesites crear una nueva</text:span></text:p>
      <text:p text:style-name="P43"><text:span text:style-name="T47"/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23T17:43:14.692250933</dc:date>
    <meta:editing-duration>PT5H14M15S</meta:editing-duration>
    <meta:editing-cycles>50</meta:editing-cycles>
    <meta:generator>LibreOffice/6.4.2.2$Linux_X86_64 LibreOffice_project/40$Build-2</meta:generator>
    <meta:document-statistic meta:table-count="0" meta:image-count="0" meta:object-count="0" meta:page-count="3" meta:paragraph-count="68" meta:word-count="404" meta:character-count="2507" meta:non-whitespace-character-count="2136"/>
  </office:meta>
</office:document-meta>
</file>